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fo:line-height="200%"/>
    </style:style>
    <style:style style:name="T2" style:parent-style-name="DefaultParagraphFont" style:family="text">
      <style:text-properties fo:font-style="italic" style:font-style-asian="italic" style:text-underline-type="single" style:text-underline-style="solid" style:text-underline-width="auto" style:text-underline-mode="continuous"/>
    </style:style>
    <style:style style:name="T3" style:parent-style-name="DefaultParagraphFont" style:family="text">
      <style:text-properties fo:font-style="italic" style:font-style-asian="italic" style:text-underline-type="single" style:text-underline-style="solid" style:text-underline-width="auto" style:text-underline-mode="continuous"/>
    </style:style>
    <style:style style:name="P4" style:parent-style-name="Standard" style:family="paragraph">
      <style:paragraph-properties fo:line-height="150%"/>
    </style:style>
    <style:style style:name="P5" style:parent-style-name="Standard" style:family="paragraph">
      <style:paragraph-properties fo:text-align="center" fo:line-height="150%"/>
    </style:style>
    <style:style style:name="T6" style:parent-style-name="DefaultParagraphFont" style:family="text">
      <style:text-properties fo:font-weight="bold" style:font-weight-asian="bold"/>
    </style:style>
    <style:style style:name="P7" style:parent-style-name="NormalWeb" style:family="paragraph">
      <style:paragraph-properties fo:margin-top="0in" fo:margin-bottom="0in" fo:line-height="150%"/>
    </style:style>
  </office:automatic-styles>
  <office:body>
    <office:text text:use-soft-page-breaks="true">
      <text:p text:style-name="P1"><text:span text:style-name="T2">Arden Rasmussen</text:span><text:s/>–<text:s/><text:span text:style-name="T3">201-F5</text:span></text:p>
      <text:p text:style-name="P4">Tarea #3 – Pg.116<text:s/>#5</text:p>
      <text:p text:style-name="P5"><text:span text:style-name="T6">El Suicidio de mis libros</text:span></text:p>
      <text:p text:style-name="P7"><text:tab/>Es terrible que los libros estén muertos por la televisión. Es una pena que mis libros favoritos caigan. ¡Es culpa de la televisión! Yo dudo que estaba otra razón para las muertes de mis libros. Yo<text:s/>pienso que los programas de televisión tengan la intención de destruir cultura. Es necesario que los jóvenes lean más, porque<text:s/>los libros<text:s/>tienen mucha información, y necesitan más compromiso que un programa de televisión. Los programas de televisión no influyen mal en los niños. Es necesario que los programas enseñen pensamiento crítico. Algunos de los programas de televisión son malos para los niños porque no necesitan pensar en los temas. La cultura está en peligr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NormalWeb" style:display-name="Normal (Web)" style:family="paragraph" style:parent-style-name="Standard">
      <style:paragraph-properties fo:margin-top="0.1944in" fo:margin-bottom="0.1944in"/>
      <style:text-properties fo:hyphenate="false"/>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pan</dc:title>
    <dc:creator>Profile</dc:creator>
    <meta:creation-date>2016-10-30T10:06:00Z</meta:creation-date>
    <dc:date>2016-12-02T17:08:00Z</dc:date>
    <meta:template xlink:href="Span.ott" xlink:type="simple"/>
    <meta:editing-cycles>5</meta:editing-cycles>
    <meta:editing-duration>PT480S</meta:editing-duration>
    <meta:user-defined meta:name="AppVersion">14.0000</meta:user-defined>
    <meta:user-defined meta:name="Company">Indian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 meta:word-count="110" meta:character-count="742" meta:row-count="5" meta:non-whitespace-character-count="633"/>
  </office:meta>
</office:document-meta>
</file>